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25-02-07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24-01-09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23-01-12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7104" calcext:value-type="float">
            <text:p>82.7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22-01-27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7648" calcext:value-type="float">
            <text:p>78.7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21-01-05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20-01-28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19-02-11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18-02-07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17-02-01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16-01-20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15-02-25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36136" calcext:value-type="float">
            <text:p>80.3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13-12-09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13-01-07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6592" calcext:value-type="float">
            <text:p>80.9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12-01-10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364" calcext:value-type="float">
            <text:p>82.4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11-01-04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2952" calcext:value-type="float">
            <text:p>78.4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10-01-08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7024" calcext:value-type="float">
            <text:p>78.2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09-01-2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08-01-24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07-01-05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06-01-09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05-01-1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7816" calcext:value-type="float">
            <text:p>74.72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04-01-31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03-01-2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44095590701</text:p>
          </table:table-cell>
          <table:table-cell office:value-type="string" calcext:value-type="string">
            <text:p>2002-07-31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